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7f6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SAN CARLOS DE GUATEMALA</text:p>
      <text:p text:style-name="P1">ARQUITECTURA DE COMPUTADORAS Y ENSAMBLADORES 1</text:p>
      <text:p text:style-name="P1">SECCIÓN B</text:p>
      <text:p text:style-name="P1">PRIMER SEMESTRE 20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 <text:span text:style-name="T1">2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1801263 Audrie Annelisse del Cid Ochoa</text:p>
      <text:p text:style-name="P1">201700499 Grethel Vilchez Suarez</text:p>
      <text:p text:style-name="P1">201700569 Keila Avril Vilchez Suarez</text:p>
      <text:p text:style-name="P1">201731087 José Fernando Guerra Muño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0:57:34.159819781</meta:creation-date>
    <dc:date>2021-02-19T22:39:09.722093654</dc:date>
    <meta:editing-duration>PT1H41M3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38" meta:character-count="264" meta:non-whitespace-character-count="235"/>
  </office:meta>
</office:document-meta>
</file>